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dom09sub04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/>
        </table:table-row>
        <table:table-row table:style-name="ro1">
          <table:table-cell office:value-type="string" calcext:value-type="string">
            <text:p>H1_A </text:p>
          </table:table-cell>
          <table:table-cell office:value-type="float" office:value="3.961538" calcext:value-type="float">
            <text:p>3.961538</text:p>
          </table:table-cell>
          <table:table-cell office:value-type="float" office:value="1.119551" calcext:value-type="float">
            <text:p>1.119551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1_B </text:p>
          </table:table-cell>
          <table:table-cell office:value-type="float" office:value="2.211538" calcext:value-type="float">
            <text:p>2.211538</text:p>
          </table:table-cell>
          <table:table-cell office:value-type="float" office:value="0.9147278" calcext:value-type="float">
            <text:p>0.9147278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2_A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1.103265" calcext:value-type="float">
            <text:p>1.103265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2_B </text:p>
          </table:table-cell>
          <table:table-cell office:value-type="float" office:value="4.307692" calcext:value-type="float">
            <text:p>4.307692</text:p>
          </table:table-cell>
          <table:table-cell office:value-type="float" office:value="0.8293267" calcext:value-type="float">
            <text:p>0.8293267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3_A </text:p>
          </table:table-cell>
          <table:table-cell office:value-type="float" office:value="4.076923" calcext:value-type="float">
            <text:p>4.076923</text:p>
          </table:table-cell>
          <table:table-cell office:value-type="float" office:value="0.8596888" calcext:value-type="float">
            <text:p>0.8596888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3_B </text:p>
          </table:table-cell>
          <table:table-cell office:value-type="float" office:value="2.653846" calcext:value-type="float">
            <text:p>2.653846</text:p>
          </table:table-cell>
          <table:table-cell office:value-type="float" office:value="1.15274" calcext:value-type="float">
            <text:p>1.15274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4_A </text:p>
          </table:table-cell>
          <table:table-cell office:value-type="float" office:value="4.230769" calcext:value-type="float">
            <text:p>4.230769</text:p>
          </table:table-cell>
          <table:table-cell office:value-type="float" office:value="0.8991365" calcext:value-type="float">
            <text:p>0.8991365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4_B </text:p>
          </table:table-cell>
          <table:table-cell office:value-type="float" office:value="2.307692" calcext:value-type="float">
            <text:p>2.307692</text:p>
          </table:table-cell>
          <table:table-cell office:value-type="float" office:value="1.163808" calcext:value-type="float">
            <text:p>1.163808</text:p>
          </table:table-cell>
          <table:table-cell office:value-type="string" calcext:value-type="string">
            <text:p>Submissive</text:p>
          </table:table-cell>
        </table:table-row>
      </table:table>
      <table:table table:name="dom07sub04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/>
        </table:table-row>
        <table:table-row table:style-name="ro1">
          <table:table-cell office:value-type="string" calcext:value-type="string">
            <text:p>H1_A </text:p>
          </table:table-cell>
          <table:table-cell office:value-type="float" office:value="3.596154" calcext:value-type="float">
            <text:p>3.596154</text:p>
          </table:table-cell>
          <table:table-cell office:value-type="float" office:value="0.9952754" calcext:value-type="float">
            <text:p>0.9952754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1_B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0.7930695" calcext:value-type="float">
            <text:p>0.7930695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2_A </text:p>
          </table:table-cell>
          <table:table-cell office:value-type="float" office:value="2.557692" calcext:value-type="float">
            <text:p>2.557692</text:p>
          </table:table-cell>
          <table:table-cell office:value-type="float" office:value="1.211278" calcext:value-type="float">
            <text:p>1.211278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2_B </text:p>
          </table:table-cell>
          <table:table-cell office:value-type="float" office:value="3.807692" calcext:value-type="float">
            <text:p>3.807692</text:p>
          </table:table-cell>
          <table:table-cell office:value-type="float" office:value="1.048593" calcext:value-type="float">
            <text:p>1.048593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3_A </text:p>
          </table:table-cell>
          <table:table-cell office:value-type="float" office:value="4.038462" calcext:value-type="float">
            <text:p>4.038462</text:p>
          </table:table-cell>
          <table:table-cell office:value-type="float" office:value="0.7911654" calcext:value-type="float">
            <text:p>0.7911654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3_B </text:p>
          </table:table-cell>
          <table:table-cell office:value-type="float" office:value="2.673077" calcext:value-type="float">
            <text:p>2.673077</text:p>
          </table:table-cell>
          <table:table-cell office:value-type="float" office:value="0.9644902" calcext:value-type="float">
            <text:p>0.9644902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4_A </text:p>
          </table:table-cell>
          <table:table-cell office:value-type="float" office:value="3.846154" calcext:value-type="float">
            <text:p>3.846154</text:p>
          </table:table-cell>
          <table:table-cell office:value-type="float" office:value="0.9778852" calcext:value-type="float">
            <text:p>0.9778852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4_B </text:p>
          </table:table-cell>
          <table:table-cell office:value-type="float" office:value="2.596154" calcext:value-type="float">
            <text:p>2.596154</text:p>
          </table:table-cell>
          <table:table-cell office:value-type="float" office:value="1.071184" calcext:value-type="float">
            <text:p>1.071184</text:p>
          </table:table-cell>
          <table:table-cell office:value-type="string" calcext:value-type="string">
            <text:p>Submissive</text:p>
          </table:table-cell>
        </table:table-row>
      </table:table>
      <table:table table:name="dom07sub02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/>
        </table:table-row>
        <table:table-row table:style-name="ro1">
          <table:table-cell office:value-type="string" calcext:value-type="string">
            <text:p>H1_A 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1.154701" calcext:value-type="float">
            <text:p>1.154701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1_B </text:p>
          </table:table-cell>
          <table:table-cell office:value-type="float" office:value="2.145833" calcext:value-type="float">
            <text:p>2.145833</text:p>
          </table:table-cell>
          <table:table-cell office:value-type="float" office:value="0.7715578" calcext:value-type="float">
            <text:p>0.7715578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2_A </text:p>
          </table:table-cell>
          <table:table-cell office:value-type="float" office:value="2.708333" calcext:value-type="float">
            <text:p>2.708333</text:p>
          </table:table-cell>
          <table:table-cell office:value-type="float" office:value="1.254071" calcext:value-type="float">
            <text:p>1.254071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2_B </text:p>
          </table:table-cell>
          <table:table-cell office:value-type="float" office:value="3.645833" calcext:value-type="float">
            <text:p>3.645833</text:p>
          </table:table-cell>
          <table:table-cell office:value-type="float" office:value="0.8870123" calcext:value-type="float">
            <text:p>0.8870123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3_A </text:p>
          </table:table-cell>
          <table:table-cell office:value-type="float" office:value="3.479167" calcext:value-type="float">
            <text:p>3.479167</text:p>
          </table:table-cell>
          <table:table-cell office:value-type="float" office:value="1.16673" calcext:value-type="float">
            <text:p>1.16673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3_B </text:p>
          </table:table-cell>
          <table:table-cell office:value-type="float" office:value="2.333333" calcext:value-type="float">
            <text:p>2.333333</text:p>
          </table:table-cell>
          <table:table-cell office:value-type="float" office:value="0.9748613" calcext:value-type="float">
            <text:p>0.9748613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4_A </text:p>
          </table:table-cell>
          <table:table-cell office:value-type="float" office:value="3.791667" calcext:value-type="float">
            <text:p>3.791667</text:p>
          </table:table-cell>
          <table:table-cell office:value-type="float" office:value="0.9443749" calcext:value-type="float">
            <text:p>0.9443749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4_B </text:p>
          </table:table-cell>
          <table:table-cell office:value-type="float" office:value="2.875" calcext:value-type="float">
            <text:p>2.875</text:p>
          </table:table-cell>
          <table:table-cell office:value-type="float" office:value="1.103669" calcext:value-type="float">
            <text:p>1.103669</text:p>
          </table:table-cell>
          <table:table-cell office:value-type="string" calcext:value-type="string">
            <text:p>Submissive</text:p>
          </table:table-cell>
        </table:table-row>
      </table:table>
      <table:table table:name="SIMILARdom07sub0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/>
        </table:table-row>
        <table:table-row table:style-name="ro1">
          <table:table-cell office:value-type="string" calcext:value-type="string">
            <text:p>H1_A </text:p>
          </table:table-cell>
          <table:table-cell office:value-type="float" office:value="3.388889" calcext:value-type="float">
            <text:p>3.388889</text:p>
          </table:table-cell>
          <table:table-cell office:value-type="float" office:value="1.053595" calcext:value-type="float">
            <text:p>1.053595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1_B </text:p>
          </table:table-cell>
          <table:table-cell office:value-type="float" office:value="1.962963" calcext:value-type="float">
            <text:p>1.962963</text:p>
          </table:table-cell>
          <table:table-cell office:value-type="float" office:value="0.9103796" calcext:value-type="float">
            <text:p>0.9103796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2_A </text:p>
          </table:table-cell>
          <table:table-cell office:value-type="float" office:value="2.296296" calcext:value-type="float">
            <text:p>2.296296</text:p>
          </table:table-cell>
          <table:table-cell office:value-type="float" office:value="1.039405" calcext:value-type="float">
            <text:p>1.039405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2_B </text:p>
          </table:table-cell>
          <table:table-cell office:value-type="float" office:value="3.222222" calcext:value-type="float">
            <text:p>3.222222</text:p>
          </table:table-cell>
          <table:table-cell office:value-type="float" office:value="1.127138" calcext:value-type="float">
            <text:p>1.127138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3_A </text:p>
          </table:table-cell>
          <table:table-cell office:value-type="float" office:value="3.796296" calcext:value-type="float">
            <text:p>3.796296</text:p>
          </table:table-cell>
          <table:table-cell office:value-type="float" office:value="0.9189746" calcext:value-type="float">
            <text:p>0.9189746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3_B </text:p>
          </table:table-cell>
          <table:table-cell office:value-type="float" office:value="1.888889" calcext:value-type="float">
            <text:p>1.888889</text:p>
          </table:table-cell>
          <table:table-cell office:value-type="float" office:value="0.7930516" calcext:value-type="float">
            <text:p>0.7930516</text:p>
          </table:table-cell>
          <table:table-cell office:value-type="string" calcext:value-type="string">
            <text:p>Submissive</text:p>
          </table:table-cell>
        </table:table-row>
        <table:table-row table:style-name="ro1">
          <table:table-cell office:value-type="string" calcext:value-type="string">
            <text:p>H4_A </text:p>
          </table:table-cell>
          <table:table-cell office:value-type="float" office:value="4.555556" calcext:value-type="float">
            <text:p>4.555556</text:p>
          </table:table-cell>
          <table:table-cell office:value-type="float" office:value="0.5718776" calcext:value-type="float">
            <text:p>0.5718776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 office:value-type="string" calcext:value-type="string">
            <text:p>H4_B </text:p>
          </table:table-cell>
          <table:table-cell office:value-type="float" office:value="1.944444" calcext:value-type="float">
            <text:p>1.944444</text:p>
          </table:table-cell>
          <table:table-cell office:value-type="float" office:value="0.9793465" calcext:value-type="float">
            <text:p>0.9793465</text:p>
          </table:table-cell>
          <table:table-cell office:value-type="string" calcext:value-type="string">
            <text:p>Submiss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8:25:15.171438138</meta:creation-date>
    <dc:date>2017-03-06T18:41:40.636637266</dc:date>
    <meta:editing-duration>PT16M22S</meta:editing-duration>
    <meta:editing-cycles>6</meta:editing-cycles>
    <meta:generator>LibreOffice/5.1.6.2$Linux_X86_64 LibreOffice_project/10m0$Build-2</meta:generator>
    <meta:document-statistic meta:table-count="4" meta:cell-count="140" meta:object-count="0"/>
  </office:meta>
</office:document-meta>
</file>